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aab7b" officeooo:paragraph-rsid="000aab7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bold" officeooo:rsid="000aab7b" officeooo:paragraph-rsid="000aab7b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text-underline-style="none" fo:font-weight="bold" officeooo:rsid="000aab7b" officeooo:paragraph-rsid="000b3466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none" fo:font-weight="bold" officeooo:rsid="000b3466" officeooo:paragraph-rsid="000b3466" style:font-weight-asian="bold" style:font-weight-complex="bold"/>
    </style:style>
    <style:style style:name="T1" style:family="text">
      <style:text-properties officeooo:rsid="000b346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b3466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2P Client Share</text:p>
      <text:p text:style-name="P2"><text:span text:style-name="T3"/></text:p>
      <text:list xml:id="list7916244101939359620" text:style-name="L1">
        <text:list-item>
          <text:p text:style-name="P3">Sharing files and folders over network:<text:span text:style-name="T2"> </text:span><text:span text:style-name="T3">Making object of current shared files and folders and storing it in a form of tree. Then sending this file to server.</text:span></text:p>
        </text:list-item>
        <text:list-item>
          <text:p text:style-name="P3"><text:span text:style-name="T1">Online users list maintain:</text:span><text:span text:style-name="T3"> Broadcasting signal from hub side whenever new user connects or disconnects.</text:span></text:p>
        </text:list-item>
        <text:list-item>
          <text:p text:style-name="P3"><text:span text:style-name="T1">Browsing file list of any peer:</text:span><text:span text:style-name="T3"> Querying other peer and display result objects from other peer.</text:span></text:p>
        </text:list-item>
        <text:list-item>
          <text:p text:style-name="P3"><text:span text:style-name="T1">Searching</text:span><text:span text:style-name="T3"> </text:span><text:span text:style-name="T1">for</text:span><text:span text:style-name="T3"> </text:span><text:span text:style-name="T1">any</text:span><text:span text:style-name="T3"> </text:span><text:span text:style-name="T1">file</text:span><text:span text:style-name="T3"> </text:span><text:span text:style-name="T1">over</text:span><text:span text:style-name="T3"> </text:span><text:span text:style-name="T1">network</text:span><text:span text:style-name="T3">: Sending query to the hub. Hub will check for the file in the current maintained file lists and sends result online as it mathes with the query string.</text:span></text:p>
        </text:list-item>
        <text:list-item>
          <text:p text:style-name="P4">Messaging:<text:span text:style-name="T2"> Peer sends message to hub. Hub then broadcast message to all the other peers.</text:span></text:p>
        </text:list-item>
        <text:list-item>
          <text:p text:style-name="P4">Multiple Hub Support: <text:span text:style-name="T2">The search query will be executed over multiple hubs, giving results from different users from different hub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0T18:51:07.781769863</meta:creation-date>
    <dc:date>2016-09-10T19:17:58.162451673</dc:date>
    <meta:editing-duration>PT11M40S</meta:editing-duration>
    <meta:editing-cycles>1</meta:editing-cycles>
    <meta:document-statistic meta:table-count="0" meta:image-count="0" meta:object-count="0" meta:page-count="1" meta:paragraph-count="7" meta:word-count="137" meta:character-count="785" meta:non-whitespace-character-count="661"/>
    <meta:generator>LibreOffice/4.4.6.3$Linux_X86_64 LibreOffice_project/40m0$Build-3</meta:generator>
  </office:meta>
</office:document-meta>
</file>